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ffffff" style:font-name="sans-serif" fo:letter-spacing="normal" fo:font-style="normal" fo:font-weight="normal" officeooo:rsid="000fbd03" officeooo:paragraph-rsid="001a037a"/>
    </style:style>
    <style:style style:name="P2" style:family="paragraph" style:parent-style-name="Standard">
      <style:text-properties style:font-name="Arial" fo:font-size="13pt" officeooo:rsid="0001603d" officeooo:paragraph-rsid="0001603d" style:font-size-asian="13pt" style:font-size-complex="13pt"/>
    </style:style>
    <style:style style:name="P3" style:family="paragraph" style:parent-style-name="Standard">
      <style:text-properties style:font-name="Arial" fo:font-size="13pt" fo:font-weight="normal" officeooo:rsid="0001603d" officeooo:paragraph-rsid="0001603d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Arial" fo:font-size="13pt" fo:font-weight="normal" officeooo:rsid="0001feb3" officeooo:paragraph-rsid="0001feb3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Arial" fo:font-size="13pt" fo:font-weight="normal" officeooo:rsid="0001feb3" officeooo:paragraph-rsid="00038a2f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Arial" fo:font-size="13pt" fo:font-weight="bold" officeooo:rsid="0001feb3" officeooo:paragraph-rsid="0001feb3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rial" fo:font-size="13pt" fo:font-weight="bold" officeooo:rsid="0001603d" officeooo:paragraph-rsid="0001603d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paragraph-rsid="00068d74"/>
    </style:style>
    <style:style style:name="P9" style:family="paragraph" style:parent-style-name="Standard">
      <style:text-properties officeooo:rsid="00084541" officeooo:paragraph-rsid="00084541"/>
    </style:style>
    <style:style style:name="P10" style:family="paragraph" style:parent-style-name="Standard">
      <style:text-properties officeooo:paragraph-rsid="00085a87"/>
    </style:style>
    <style:style style:name="P11" style:family="paragraph" style:parent-style-name="Standard">
      <style:text-properties officeooo:rsid="0009e2ac" officeooo:paragraph-rsid="0009e2ac"/>
    </style:style>
    <style:style style:name="P12" style:family="paragraph" style:parent-style-name="Standard">
      <style:text-properties fo:font-weight="bold" officeooo:rsid="0018699b" officeooo:paragraph-rsid="0018699b" style:font-weight-asian="bold" style:font-weight-complex="bold"/>
    </style:style>
    <style:style style:name="P13" style:family="paragraph" style:parent-style-name="Standard">
      <style:text-properties fo:font-weight="bold" officeooo:rsid="001b3d76" officeooo:paragraph-rsid="001bec5a" style:font-weight-asian="bold" style:font-weight-complex="bold"/>
    </style:style>
    <style:style style:name="P14" style:family="paragraph" style:parent-style-name="Standard">
      <style:text-properties fo:font-weight="bold" officeooo:rsid="001d218f" officeooo:paragraph-rsid="001d218f" style:font-weight-asian="bold" style:font-weight-complex="bold"/>
    </style:style>
    <style:style style:name="P15" style:family="paragraph" style:parent-style-name="Standard">
      <style:text-properties officeooo:rsid="000a0d2c" officeooo:paragraph-rsid="000a0d2c"/>
    </style:style>
    <style:style style:name="P16" style:family="paragraph" style:parent-style-name="Standard">
      <style:text-properties fo:font-weight="normal" officeooo:rsid="0018699b" officeooo:paragraph-rsid="0018699b" style:font-weight-asian="normal" style:font-weight-complex="normal"/>
    </style:style>
    <style:style style:name="P17" style:family="paragraph" style:parent-style-name="Standard">
      <style:text-properties fo:font-weight="normal" officeooo:rsid="001a037a" officeooo:paragraph-rsid="001a037a" style:font-weight-asian="normal" style:font-weight-complex="normal"/>
    </style:style>
    <style:style style:name="P18" style:family="paragraph" style:parent-style-name="Standard">
      <style:text-properties fo:font-weight="normal" officeooo:rsid="001b3d76" officeooo:paragraph-rsid="001bec5a" style:font-weight-asian="normal" style:font-weight-complex="normal"/>
    </style:style>
    <style:style style:name="P19" style:family="paragraph" style:parent-style-name="Standard">
      <style:text-properties fo:font-style="italic" fo:font-weight="normal" officeooo:rsid="000a0d2c" officeooo:paragraph-rsid="000bf169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officeooo:rsid="000bf169" officeooo:paragraph-rsid="000bf169"/>
    </style:style>
    <style:style style:name="P21" style:family="paragraph" style:parent-style-name="Standard">
      <style:text-properties officeooo:rsid="000ec3a9" officeooo:paragraph-rsid="0012f0b6"/>
    </style:style>
    <style:style style:name="P22" style:family="paragraph" style:parent-style-name="Standard">
      <style:text-properties officeooo:rsid="000fbd03" officeooo:paragraph-rsid="000fbd03"/>
    </style:style>
    <style:style style:name="P23" style:family="paragraph" style:parent-style-name="Standard">
      <style:text-properties style:text-underline-style="none" fo:font-weight="bold" officeooo:rsid="001748bd" officeooo:paragraph-rsid="001748bd" style:font-weight-asian="bold" style:font-weight-complex="bold"/>
    </style:style>
    <style:style style:name="P24" style:family="paragraph" style:parent-style-name="Standard">
      <style:text-properties fo:color="#c9211e" fo:font-style="italic" fo:font-weight="normal" officeooo:rsid="000a0d2c" officeooo:paragraph-rsid="0016e6b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color="#000000" officeooo:rsid="00068d74" officeooo:paragraph-rsid="00068d74"/>
    </style:style>
    <style:style style:name="P26" style:family="paragraph" style:parent-style-name="Standard">
      <style:text-properties fo:color="#000000" officeooo:rsid="00084541" officeooo:paragraph-rsid="00084541"/>
    </style:style>
    <style:style style:name="P27" style:family="paragraph" style:parent-style-name="Standard">
      <style:text-properties fo:color="#000000" fo:font-weight="bold" officeooo:rsid="00085a87" officeooo:paragraph-rsid="00085a87" style:font-weight-asian="bold" style:font-weight-complex="bold"/>
    </style:style>
    <style:style style:name="P28" style:family="paragraph" style:parent-style-name="Standard">
      <style:text-properties fo:color="#000000" style:font-name="Arial" fo:font-size="13pt" officeooo:paragraph-rsid="00085a87" style:font-size-asian="13pt" style:font-size-complex="13pt"/>
    </style:style>
    <style:style style:name="P29" style:family="paragraph" style:parent-style-name="Standard">
      <style:text-properties fo:color="#000000" style:font-name="Arial" fo:font-size="13pt" officeooo:rsid="0009e2ac" officeooo:paragraph-rsid="0009e2ac" style:font-size-asian="13pt" style:font-size-complex="13pt"/>
    </style:style>
    <style:style style:name="P30" style:family="paragraph" style:parent-style-name="Standard">
      <style:text-properties fo:color="#000000" style:font-name="Arial" fo:font-size="13pt" officeooo:rsid="000a0d2c" officeooo:paragraph-rsid="000a0d2c" style:font-size-asian="13pt" style:font-size-complex="13pt"/>
    </style:style>
    <style:style style:name="P31" style:family="paragraph" style:parent-style-name="Standard">
      <style:text-properties fo:color="#000000" style:font-name="Arial" fo:font-size="13pt" officeooo:rsid="000bf169" officeooo:paragraph-rsid="000bf169" style:font-size-asian="13pt" style:font-size-complex="13pt"/>
    </style:style>
    <style:style style:name="P32" style:family="paragraph" style:parent-style-name="Standard">
      <style:text-properties fo:color="#000000" style:font-name="Arial" fo:font-size="13pt" officeooo:rsid="000d5128" officeooo:paragraph-rsid="000bf169" style:font-size-asian="13pt" style:font-size-complex="13pt"/>
    </style:style>
    <style:style style:name="P33" style:family="paragraph" style:parent-style-name="Standard">
      <style:text-properties fo:color="#000000" style:font-name="Arial" fo:font-size="13pt" officeooo:rsid="000ec3a9" officeooo:paragraph-rsid="000ec3a9" style:font-size-asian="13pt" style:font-size-complex="13pt"/>
    </style:style>
    <style:style style:name="P34" style:family="paragraph" style:parent-style-name="Standard">
      <style:text-properties fo:color="#000000" style:font-name="Arial" fo:font-size="13pt" officeooo:rsid="000fbd03" officeooo:paragraph-rsid="000fbd03" style:font-size-asian="13pt" style:font-size-complex="13pt"/>
    </style:style>
    <style:style style:name="P35" style:family="paragraph" style:parent-style-name="Standard">
      <style:text-properties fo:color="#000000" style:font-name="Arial" fo:font-size="13pt" fo:font-weight="bold" officeooo:rsid="000bf169" officeooo:paragraph-rsid="000a0d2c" style:font-size-asian="13pt" style:font-weight-asian="bold" style:font-size-complex="13pt" style:font-weight-complex="bold"/>
    </style:style>
    <style:style style:name="P36" style:family="paragraph" style:parent-style-name="Standard">
      <style:text-properties fo:color="#000000" style:font-name="Arial" fo:font-size="13pt" fo:font-weight="bold" officeooo:rsid="0018699b" officeooo:paragraph-rsid="0018699b" style:font-size-asian="13pt" style:font-weight-asian="bold" style:font-size-complex="13pt" style:font-weight-complex="bold"/>
    </style:style>
    <style:style style:name="P37" style:family="paragraph" style:parent-style-name="Standard">
      <style:text-properties fo:color="#000000" style:font-name="Arial" fo:font-size="13pt" fo:font-weight="bold" officeooo:rsid="001a037a" officeooo:paragraph-rsid="001d218f" style:font-size-asian="13pt" style:font-weight-asian="bold" style:font-size-complex="13pt" style:font-weight-complex="bold"/>
    </style:style>
    <style:style style:name="P38" style:family="paragraph" style:parent-style-name="Standard">
      <style:text-properties fo:color="#000000" style:font-name="Arial" fo:font-size="13pt" fo:font-weight="bold" officeooo:rsid="002130b9" officeooo:paragraph-rsid="0021782f" style:font-size-asian="13pt" style:font-weight-asian="bold" style:font-size-complex="13pt" style:font-weight-complex="bold"/>
    </style:style>
    <style:style style:name="P39" style:family="paragraph" style:parent-style-name="Standard">
      <style:text-properties fo:color="#000000" style:font-name="Arial" fo:font-size="13pt" fo:font-weight="bold" officeooo:rsid="0026a378" officeooo:paragraph-rsid="0026a378" style:font-size-asian="13pt" style:font-weight-asian="bold" style:font-size-complex="13pt" style:font-weight-complex="bold"/>
    </style:style>
    <style:style style:name="P40" style:family="paragraph" style:parent-style-name="Standard">
      <style:text-properties fo:color="#000000" style:font-name="Arial" fo:font-size="13pt" fo:font-weight="normal" officeooo:rsid="0018699b" officeooo:paragraph-rsid="0018699b" style:font-size-asian="13pt" style:font-weight-asian="normal" style:font-size-complex="13pt" style:font-weight-complex="normal"/>
    </style:style>
    <style:style style:name="P41" style:family="paragraph" style:parent-style-name="Standard">
      <style:text-properties fo:color="#000000" style:font-name="Arial" fo:font-size="13pt" fo:font-weight="normal" officeooo:rsid="000a0d2c" officeooo:paragraph-rsid="001bec5a" style:font-size-asian="13pt" style:font-weight-asian="normal" style:font-size-complex="13pt" style:font-weight-complex="normal"/>
    </style:style>
    <style:style style:name="P42" style:family="paragraph" style:parent-style-name="Standard">
      <style:text-properties fo:color="#000000" style:font-name="Arial" fo:font-size="13pt" fo:font-weight="normal" officeooo:rsid="001d218f" officeooo:paragraph-rsid="001d218f" style:font-size-asian="13pt" style:font-weight-asian="normal" style:font-size-complex="13pt" style:font-weight-complex="normal"/>
    </style:style>
    <style:style style:name="P43" style:family="paragraph" style:parent-style-name="Standard">
      <style:text-properties fo:color="#000000" style:font-name="Arial" fo:font-size="13pt" fo:font-weight="normal" officeooo:rsid="002130b9" officeooo:paragraph-rsid="002130b9" style:font-size-asian="13pt" style:font-weight-asian="normal" style:font-size-complex="13pt" style:font-weight-complex="normal"/>
    </style:style>
    <style:style style:name="P44" style:family="paragraph" style:parent-style-name="Standard">
      <style:text-properties fo:color="#000000" style:font-name="Arial" fo:font-size="13pt" fo:font-weight="normal" officeooo:rsid="002130b9" officeooo:paragraph-rsid="0021782f" style:font-size-asian="13pt" style:font-weight-asian="normal" style:font-size-complex="13pt" style:font-weight-complex="normal"/>
    </style:style>
    <style:style style:name="P45" style:family="paragraph" style:parent-style-name="Standard">
      <style:text-properties fo:color="#000000" style:font-name="Arial" fo:font-size="13pt" fo:font-weight="normal" officeooo:rsid="002130b9" officeooo:paragraph-rsid="0024ae03" style:font-size-asian="13pt" style:font-weight-asian="normal" style:font-size-complex="13pt" style:font-weight-complex="normal"/>
    </style:style>
    <style:style style:name="P46" style:family="paragraph" style:parent-style-name="Standard">
      <style:text-properties fo:color="#000000" style:font-name="Arial" fo:font-size="13pt" fo:font-weight="normal" officeooo:rsid="002130b9" officeooo:paragraph-rsid="0026a378" style:font-size-asian="13pt" style:font-weight-asian="normal" style:font-size-complex="13pt" style:font-weight-complex="normal"/>
    </style:style>
    <style:style style:name="P47" style:family="paragraph" style:parent-style-name="Standard">
      <style:text-properties fo:color="#000000" style:font-name="Arial" fo:font-size="13pt" fo:font-weight="normal" officeooo:rsid="002130b9" officeooo:paragraph-rsid="002afbfa" style:font-size-asian="13pt" style:font-weight-asian="normal" style:font-size-complex="13pt" style:font-weight-complex="normal"/>
    </style:style>
    <style:style style:name="P48" style:family="paragraph" style:parent-style-name="Standard">
      <style:text-properties fo:color="#000000" style:font-name="Arial" fo:font-size="13pt" fo:font-weight="normal" officeooo:rsid="002130b9" officeooo:paragraph-rsid="002c1c4b" style:font-size-asian="13pt" style:font-weight-asian="normal" style:font-size-complex="13pt" style:font-weight-complex="normal"/>
    </style:style>
    <style:style style:name="P49" style:family="paragraph" style:parent-style-name="Standard">
      <style:text-properties fo:color="#000000" style:font-name="Arial" fo:font-size="13pt" fo:font-weight="normal" officeooo:rsid="0021782f" officeooo:paragraph-rsid="0021782f" style:font-size-asian="13pt" style:font-weight-asian="normal" style:font-size-complex="13pt" style:font-weight-complex="normal"/>
    </style:style>
    <style:style style:name="P50" style:family="paragraph" style:parent-style-name="Standard">
      <style:text-properties fo:color="#000000" style:font-name="Arial" fo:font-size="13pt" fo:font-weight="normal" officeooo:rsid="0022fea7" officeooo:paragraph-rsid="0022fea7" style:font-size-asian="13pt" style:font-weight-asian="normal" style:font-size-complex="13pt" style:font-weight-complex="normal"/>
    </style:style>
    <style:style style:name="P51" style:family="paragraph" style:parent-style-name="Standard">
      <style:text-properties fo:color="#000000" style:font-name="Arial" fo:font-size="13pt" fo:font-style="normal" fo:font-weight="normal" officeooo:rsid="002130b9" officeooo:paragraph-rsid="00215f01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color="#000000" style:font-name="Arial" fo:font-size="13pt" fo:font-style="normal" fo:font-weight="normal" officeooo:rsid="002130b9" officeooo:paragraph-rsid="0024ae03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fo:color="#000000" style:font-name="Arial" fo:font-size="13pt" fo:font-style="italic" fo:font-weight="normal" officeooo:rsid="002130b9" officeooo:paragraph-rsid="0021782f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text-properties fo:color="#000000" style:font-name="Arial" fo:font-size="13pt" fo:font-style="italic" fo:font-weight="normal" officeooo:rsid="002130b9" officeooo:paragraph-rsid="0024ae03" style:font-size-asian="13pt" style:font-style-asian="italic" style:font-weight-asian="normal" style:font-size-complex="13pt" style:font-style-complex="italic" style:font-weight-complex="normal"/>
    </style:style>
    <style:style style:name="P55" style:family="paragraph" style:parent-style-name="Standard">
      <style:text-properties fo:color="#000000" style:font-name="Arial" fo:font-size="13pt" fo:font-style="italic" fo:font-weight="normal" officeooo:rsid="002130b9" officeooo:paragraph-rsid="0026a378" style:font-size-asian="13pt" style:font-style-asian="italic" style:font-weight-asian="normal" style:font-size-complex="13pt" style:font-style-complex="italic" style:font-weight-complex="normal"/>
    </style:style>
    <style:style style:name="P56" style:family="paragraph" style:parent-style-name="Standard">
      <style:text-properties fo:color="#000000" style:font-name="Arial" fo:font-size="13pt" fo:font-style="italic" fo:font-weight="normal" officeooo:rsid="002130b9" officeooo:paragraph-rsid="002afbfa" style:font-size-asian="13pt" style:font-style-asian="italic" style:font-weight-asian="normal" style:font-size-complex="13pt" style:font-style-complex="italic" style:font-weight-complex="normal"/>
    </style:style>
    <style:style style:name="P57" style:family="paragraph" style:parent-style-name="Standard">
      <style:text-properties fo:color="#000000" style:font-name="Arial" fo:font-size="13pt" fo:font-style="italic" fo:font-weight="normal" officeooo:rsid="002130b9" officeooo:paragraph-rsid="002c1c4b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Standard">
      <style:text-properties fo:color="#000000" style:font-name="Arial" fo:font-size="13pt" fo:font-style="italic" fo:font-weight="normal" officeooo:rsid="0022fea7" officeooo:paragraph-rsid="0022fea7" style:font-size-asian="13pt" style:font-style-asian="italic" style:font-weight-asian="normal" style:font-size-complex="13pt" style:font-style-complex="italic" style:font-weight-complex="normal"/>
    </style:style>
    <style:style style:name="P59" style:family="paragraph" style:parent-style-name="Standard">
      <style:text-properties fo:color="#000000" style:font-name="Arial" fo:font-size="13pt" fo:font-style="italic" fo:font-weight="normal" officeooo:rsid="0022fea7" officeooo:paragraph-rsid="0026a378" style:font-size-asian="13pt" style:font-style-asian="italic" style:font-weight-asian="normal" style:font-size-complex="13pt" style:font-style-complex="italic" style:font-weight-complex="normal"/>
    </style:style>
    <style:style style:name="P60" style:family="paragraph" style:parent-style-name="Standard">
      <style:text-properties fo:color="#000000" style:font-name="Arial" fo:font-size="13pt" fo:font-style="italic" fo:font-weight="normal" officeooo:rsid="002afbfa" officeooo:paragraph-rsid="002c1c4b" style:font-size-asian="13pt" style:font-style-asian="italic" style:font-weight-asian="normal" style:font-size-complex="13pt" style:font-style-complex="italic" style:font-weight-complex="normal"/>
    </style:style>
    <style:style style:name="P61" style:family="paragraph" style:parent-style-name="Standard">
      <style:text-properties fo:color="#000000" style:font-name="Arial" fo:font-size="13pt" fo:font-style="italic" fo:font-weight="normal" officeooo:rsid="002c1c4b" officeooo:paragraph-rsid="002c1c4b" style:font-size-asian="13pt" style:font-style-asian="italic" style:font-weight-asian="normal" style:font-size-complex="13pt" style:font-style-complex="italic" style:font-weight-complex="normal"/>
    </style:style>
    <style:style style:name="P62" style:family="paragraph" style:parent-style-name="Standard">
      <style:text-properties fo:color="#000000" style:font-name="Arial" fo:font-style="italic" fo:font-weight="normal" officeooo:paragraph-rsid="0026a378"/>
    </style:style>
    <style:style style:name="P63" style:family="paragraph" style:parent-style-name="Standard">
      <style:text-properties fo:color="#c9211e" style:font-name="Arial" fo:font-size="13pt" fo:font-style="italic" fo:font-weight="normal" officeooo:rsid="000bf169" officeooo:paragraph-rsid="0016e6bb" style:font-size-asian="13pt" style:font-style-asian="italic" style:font-weight-asian="normal" style:font-size-complex="13pt" style:font-style-complex="italic" style:font-weight-complex="normal"/>
    </style:style>
    <style:style style:name="P64" style:family="paragraph" style:parent-style-name="Standard">
      <style:text-properties fo:font-weight="normal" officeooo:rsid="001a037a" officeooo:paragraph-rsid="00285b18" style:font-weight-asian="normal" style:font-weight-complex="normal"/>
    </style:style>
    <style:style style:name="P65" style:family="paragraph" style:parent-style-name="Standard">
      <style:text-properties fo:font-weight="normal" officeooo:rsid="002a035b" officeooo:paragraph-rsid="002a035b" style:font-weight-asian="normal" style:font-weight-complex="normal"/>
    </style:style>
    <style:style style:name="P66" style:family="paragraph" style:parent-style-name="Standard">
      <style:text-properties fo:font-weight="normal" officeooo:rsid="002afbfa" officeooo:paragraph-rsid="002afbfa" style:font-weight-asian="normal" style:font-weight-complex="normal"/>
    </style:style>
    <style:style style:name="P67" style:family="paragraph" style:parent-style-name="Standard">
      <style:text-properties fo:font-weight="normal" officeooo:rsid="002d01fa" officeooo:paragraph-rsid="002d01fa" style:font-weight-asian="normal" style:font-weight-complex="normal"/>
    </style:style>
    <style:style style:name="P68" style:family="paragraph" style:parent-style-name="Standard">
      <style:text-properties officeooo:paragraph-rsid="00285b18"/>
    </style:style>
    <style:style style:name="P69" style:family="paragraph" style:parent-style-name="Standard">
      <style:text-properties officeooo:rsid="002a035b" officeooo:paragraph-rsid="002a035b"/>
    </style:style>
    <style:style style:name="P7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color="#000000" style:font-name="Arial" fo:font-size="13pt" fo:font-weight="normal" officeooo:rsid="001d218f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color="#000000" style:font-name="Arial" fo:font-size="13pt" fo:font-weight="normal" officeooo:rsid="001d218f" officeooo:paragraph-rsid="001d218f" style:font-size-asian="13pt" style:font-weight-asian="normal" style:font-size-complex="13pt" style:font-weight-complex="normal"/>
    </style:style>
    <style:style style:name="P72" style:family="paragraph">
      <loext:graphic-properties draw:fill="solid" draw:fill-color="#729fcf" draw:opacity="4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a2f" style:font-weight-asian="bold" style:font-weight-complex="bold"/>
    </style:style>
    <style:style style:name="T3" style:family="text">
      <style:text-properties fo:font-weight="bold" officeooo:rsid="0024ae03" style:font-weight-asian="bold" style:font-weight-complex="bold"/>
    </style:style>
    <style:style style:name="T4" style:family="text">
      <style:text-properties fo:font-weight="bold" officeooo:rsid="00285b18" style:font-weight-asian="bold" style:font-weight-complex="bold"/>
    </style:style>
    <style:style style:name="T5" style:family="text">
      <style:text-properties fo:font-weight="bold" officeooo:rsid="002afbfa" style:font-weight-asian="bold" style:font-weight-complex="bold"/>
    </style:style>
    <style:style style:name="T6" style:family="text">
      <style:text-properties fo:font-weight="bold" officeooo:rsid="002130b9" style:font-weight-asian="bold" style:font-weight-complex="bold"/>
    </style:style>
    <style:style style:name="T7" style:family="text">
      <style:text-properties fo:font-weight="bold" officeooo:rsid="002c1c4b" style:font-weight-asian="bold" style:font-weight-complex="bold"/>
    </style:style>
    <style:style style:name="T8" style:family="text">
      <style:text-properties style:font-name="Arial" fo:font-size="13pt" fo:font-weight="normal" officeooo:rsid="00068d74" style:font-size-asian="13pt" style:font-weight-asian="normal" style:font-size-complex="13pt" style:font-weight-complex="normal"/>
    </style:style>
    <style:style style:name="T9" style:family="text">
      <style:text-properties style:font-name="Arial" fo:font-size="13pt" officeooo:rsid="000bf169" style:font-size-asian="13pt" style:font-size-complex="13pt"/>
    </style:style>
    <style:style style:name="T10" style:family="text">
      <style:text-properties style:font-name="Arial" fo:font-size="13pt" officeooo:rsid="0016e6bb" style:font-size-asian="13pt" style:font-size-complex="13pt"/>
    </style:style>
    <style:style style:name="T11" style:family="text">
      <style:text-properties style:font-name="Arial" fo:font-size="13pt" fo:font-weight="bold" officeooo:rsid="0016e6bb" style:font-size-asian="13pt" style:font-weight-asian="bold" style:font-size-complex="13pt" style:font-weight-complex="bold"/>
    </style:style>
    <style:style style:name="T12" style:family="text">
      <style:text-properties officeooo:rsid="00031aec"/>
    </style:style>
    <style:style style:name="T13" style:family="text">
      <style:text-properties officeooo:rsid="00038a2f"/>
    </style:style>
    <style:style style:name="T14" style:family="text">
      <style:text-properties officeooo:rsid="000564b3"/>
    </style:style>
    <style:style style:name="T15" style:family="text">
      <style:text-properties fo:color="#000000"/>
    </style:style>
    <style:style style:name="T16" style:family="text">
      <style:text-properties fo:color="#000000" officeooo:rsid="00068d74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officeooo:rsid="00085a87"/>
    </style:style>
    <style:style style:name="T21" style:family="text">
      <style:text-properties fo:color="#000000" style:font-name="Arial" fo:font-size="13pt" style:font-size-asian="13pt" style:font-size-complex="13pt"/>
    </style:style>
    <style:style style:name="T22" style:family="text">
      <style:text-properties fo:color="#000000" style:font-name="Arial" fo:font-size="13pt" officeooo:rsid="000b5519" style:font-size-asian="13pt" style:font-size-complex="13pt"/>
    </style:style>
    <style:style style:name="T23" style:family="text">
      <style:text-properties fo:color="#000000" style:font-name="Arial" fo:font-size="13pt" officeooo:rsid="000bf169" style:font-size-asian="13pt" style:font-size-complex="13pt"/>
    </style:style>
    <style:style style:name="T24" style:family="text">
      <style:text-properties fo:color="#000000" style:font-name="Arial" fo:font-size="13pt" officeooo:rsid="000d5128" style:font-size-asian="13pt" style:font-size-complex="13pt"/>
    </style:style>
    <style:style style:name="T25" style:family="text">
      <style:text-properties fo:color="#000000" style:font-name="Arial" fo:font-size="13pt" officeooo:rsid="0011d8e1" style:font-size-asian="13pt" style:font-size-complex="13pt"/>
    </style:style>
    <style:style style:name="T26" style:family="text">
      <style:text-properties fo:color="#000000" style:font-name="Arial" fo:font-size="13pt" officeooo:rsid="0016b3b8" style:font-size-asian="13pt" style:font-size-complex="13pt"/>
    </style:style>
    <style:style style:name="T27" style:family="text">
      <style:text-properties fo:color="#000000" style:font-name="Arial" fo:font-size="13pt" officeooo:rsid="000a0d2c" style:font-size-asian="13pt" style:font-size-complex="13pt"/>
    </style:style>
    <style:style style:name="T28" style:family="text">
      <style:text-properties fo:color="#000000" style:font-name="Arial" fo:font-size="13pt" officeooo:rsid="001a037a" style:font-size-asian="13pt" style:font-size-complex="13pt"/>
    </style:style>
    <style:style style:name="T29" style:family="text">
      <style:text-properties fo:color="#000000" style:font-name="Arial" fo:font-size="13pt" officeooo:rsid="0009e2ac" style:font-size-asian="13pt" style:font-size-complex="13pt"/>
    </style:style>
    <style:style style:name="T30" style:family="text">
      <style:text-properties fo:color="#000000" style:font-name="Arial" fo:font-size="13pt" officeooo:rsid="001bec5a" style:font-size-asian="13pt" style:font-size-complex="13pt"/>
    </style:style>
    <style:style style:name="T31" style:family="text">
      <style:text-properties fo:color="#000000" style:font-name="Arial" fo:font-size="13pt" officeooo:rsid="001d218f" style:font-size-asian="13pt" style:font-size-complex="13pt"/>
    </style:style>
    <style:style style:name="T32" style:family="text">
      <style:text-properties fo:color="#000000" style:font-name="Arial" fo:font-size="13pt" officeooo:rsid="00285b18" style:font-size-asian="13pt" style:font-size-complex="13pt"/>
    </style:style>
    <style:style style:name="T33" style:family="text">
      <style:text-properties fo:color="#000000" style:font-name="Arial" fo:font-size="13pt" officeooo:rsid="002130b9" style:font-size-asian="13pt" style:font-size-complex="13pt"/>
    </style:style>
    <style:style style:name="T34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000000" style:font-name="Arial" fo:font-size="13pt" fo:font-weight="bold" officeooo:rsid="000b5519" style:font-size-asian="13pt" style:font-weight-asian="bold" style:font-size-complex="13pt" style:font-weight-complex="bold"/>
    </style:style>
    <style:style style:name="T36" style:family="text">
      <style:text-properties fo:color="#000000" style:font-name="Arial" fo:font-size="13pt" fo:font-weight="bold" officeooo:rsid="000bf169" style:font-size-asian="13pt" style:font-weight-asian="bold" style:font-size-complex="13pt" style:font-weight-complex="bold"/>
    </style:style>
    <style:style style:name="T37" style:family="text">
      <style:text-properties fo:color="#000000" style:font-name="Arial" fo:font-size="13pt" fo:font-weight="bold" officeooo:rsid="000a0d2c" style:font-size-asian="13pt" style:font-weight-asian="bold" style:font-size-complex="13pt" style:font-weight-complex="bold"/>
    </style:style>
    <style:style style:name="T38" style:family="text">
      <style:text-properties fo:color="#000000" style:font-name="Arial" fo:font-size="13pt" fo:font-weight="bold" officeooo:rsid="001bec5a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2130b9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style="italic" style:font-size-asian="13pt" style:font-style-asian="italic" style:font-size-complex="13pt" style:font-style-complex="italic"/>
    </style:style>
    <style:style style:name="T41" style:family="text">
      <style:text-properties fo:color="#000000" style:font-name="Arial" fo:font-size="13pt" fo:font-style="italic" officeooo:rsid="000bf169" style:font-size-asian="13pt" style:font-style-asian="italic" style:font-size-complex="13pt" style:font-style-complex="italic"/>
    </style:style>
    <style:style style:name="T42" style:family="text">
      <style:text-properties fo:color="#000000" style:font-name="Arial" fo:font-size="13pt" style:text-underline-style="solid" style:text-underline-width="auto" style:text-underline-color="font-color" style:font-size-asian="13pt" style:font-size-complex="13pt"/>
    </style:style>
    <style:style style:name="T43" style:family="text">
      <style:text-properties fo:color="#000000" style:font-name="Arial" fo:font-size="13pt" style:text-underline-style="solid" style:text-underline-width="auto" style:text-underline-color="font-color" officeooo:rsid="0016b3b8" style:font-size-asian="13pt" style:font-size-complex="13pt"/>
    </style:style>
    <style:style style:name="T44" style:family="text">
      <style:text-properties fo:color="#000000"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5" style:family="text">
      <style:text-properties fo:color="#000000" style:font-name="Arial" fo:font-size="13pt" style:text-underline-style="none" fo:font-weight="bold" officeooo:rsid="001748bd" style:font-size-asian="13pt" style:font-weight-asian="bold" style:font-size-complex="13pt" style:font-weight-complex="bold"/>
    </style:style>
    <style:style style:name="T46" style:family="text">
      <style:text-properties fo:color="#000000" style:font-name="Arial" fo:font-size="13pt" style:text-underline-style="none" fo:font-weight="bold" officeooo:rsid="0016b3b8" style:font-size-asian="13pt" style:font-weight-asian="bold" style:font-size-complex="13pt" style:font-weight-complex="bold"/>
    </style:style>
    <style:style style:name="T47" style:family="text">
      <style:text-properties fo:color="#000000" style:font-name="Arial" fo:font-size="13pt" fo:font-weight="normal" style:font-size-asian="13pt" style:font-weight-asian="normal" style:font-size-complex="13pt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1f4cc4" style:font-style-asian="italic" style:font-style-complex="italic"/>
    </style:style>
    <style:style style:name="T50" style:family="text">
      <style:text-properties fo:font-style="italic" officeooo:rsid="00215f01" style:font-style-asian="italic" style:font-style-complex="italic"/>
    </style:style>
    <style:style style:name="T51" style:family="text">
      <style:text-properties fo:font-style="italic" officeooo:rsid="0021782f" style:font-style-asian="italic" style:font-style-complex="italic"/>
    </style:style>
    <style:style style:name="T52" style:family="text">
      <style:text-properties fo:font-style="italic" officeooo:rsid="0026a378" style:font-style-asian="italic" style:font-style-complex="italic"/>
    </style:style>
    <style:style style:name="T53" style:family="text">
      <style:text-properties fo:font-style="italic" officeooo:rsid="002c1c4b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215f01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24ae03" style:font-style-asian="italic" style:font-weight-asian="bold" style:font-style-complex="italic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style:text-blinking="false" style:font-size-asian="13pt" style:font-size-complex="13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58" style:family="text">
      <style:text-properties fo:font-variant="normal" fo:text-transform="none" fo:color="#000000" style:font-name="Arial" fo:font-size="13pt" fo:letter-spacing="normal" style:font-size-asian="13pt" style:font-size-complex="13pt"/>
    </style:style>
    <style:style style:name="T59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60" style:family="text">
      <style:text-properties fo:font-variant="normal" fo:text-transform="none" style:font-name="Linux Libertine" fo:letter-spacing="normal" fo:language="en" fo:country="US" fo:font-style="normal" fo:font-weight="bold" style:font-weight-asian="bold" style:font-weight-complex="bold"/>
    </style:style>
    <style:style style:name="T61" style:family="text">
      <style:text-properties fo:font-variant="normal" fo:text-transform="none" style:font-name="Linux Libertine" fo:letter-spacing="normal" fo:language="en" fo:country="US" fo:font-style="normal" fo:font-weight="bold" officeooo:rsid="00285b18" style:font-weight-asian="bold" style:font-weight-complex="bold"/>
    </style:style>
    <style:style style:name="T62" style:family="text">
      <style:text-properties officeooo:rsid="001c9ff1"/>
    </style:style>
    <style:style style:name="T63" style:family="text">
      <style:text-properties fo:color="#c9211e" style:font-name="Arial" fo:font-size="13pt" officeooo:rsid="000bf169" style:font-size-asian="13pt" style:font-size-complex="13pt"/>
    </style:style>
    <style:style style:name="T64" style:family="text">
      <style:text-properties fo:color="#c9211e" style:font-name="Arial" fo:font-size="13pt" fo:font-weight="bold" officeooo:rsid="000bf169" style:font-size-asian="13pt" style:font-weight-asian="bold" style:font-size-complex="13pt" style:font-weight-complex="bold"/>
    </style:style>
    <style:style style:name="T65" style:family="text">
      <style:text-properties officeooo:rsid="002130b9"/>
    </style:style>
    <style:style style:name="T66" style:family="text">
      <style:text-properties officeooo:rsid="00215f01"/>
    </style:style>
    <style:style style:name="T67" style:family="text">
      <style:text-properties officeooo:rsid="0021782f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1782f" style:font-weight-asian="normal" style:font-weight-complex="normal"/>
    </style:style>
    <style:style style:name="T70" style:family="text">
      <style:text-properties officeooo:rsid="0022fea7"/>
    </style:style>
    <style:style style:name="T71" style:family="text">
      <style:text-properties officeooo:rsid="0024ae03"/>
    </style:style>
    <style:style style:name="T72" style:family="text">
      <style:text-properties officeooo:rsid="0026a378"/>
    </style:style>
    <style:style style:name="T73" style:family="text">
      <style:text-properties fo:font-size="13pt" officeooo:rsid="0026a378" style:font-size-asian="13pt" style:font-style-asian="italic" style:font-weight-asian="normal" style:font-size-complex="13pt" style:font-style-complex="italic" style:font-weight-complex="normal"/>
    </style:style>
    <style:style style:name="T74" style:family="text">
      <style:text-properties officeooo:rsid="00285b18"/>
    </style:style>
    <style:style style:name="T75" style:family="text">
      <style:text-properties officeooo:rsid="002afbfa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officeooo:rsid="002afbfa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02c1c4b" style:font-weight-asian="bold" style:font-weight-complex="bold"/>
    </style:style>
    <style:style style:name="T80" style:family="text">
      <style:text-properties officeooo:rsid="002c1c4b"/>
    </style:style>
    <style:style style:name="T81" style:family="text">
      <style:text-properties officeooo:rsid="002cd63f"/>
    </style:style>
    <style:style style:name="gr1" style:family="graphic">
      <style:graphic-properties draw:fill="solid" draw:fill-color="#729fcf" draw:opacity="40%" draw:textarea-horizontal-align="justify" draw:textarea-vertical-align="middle" draw:auto-grow-height="false" fo:min-height="3.916cm" fo:min-width="17.674cm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729fcf" draw:opacity="40%" draw:textarea-horizontal-align="justify" draw:textarea-vertical-align="middle" draw:auto-grow-height="false" fo:min-height="1.755cm" fo:min-width="12.7cm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729fcf" draw:opacity="40%" draw:textarea-horizontal-align="justify" draw:textarea-vertical-align="middle" draw:auto-grow-height="false" fo:min-height="6.482cm" fo:min-width="13.944cm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LACJA:</text:p>
      <text:p text:style-name="P2">1) LINUX: kopiujemy url z kohana.org</text:p>
      <text:p text:style-name="P2">2) w konsoli: <text:span text:style-name="T1">wget + </text:span>wklejamy – enter</text:p>
      <text:p text:style-name="P2">3) wypakowujemy arhivum: <text:span text:style-name="T1">tar xzyf kohana-3.3.0.zip</text:span></text:p>
      <text:p text:style-name="P3">4) zmiana nazwy <text:span text:style-name="T1">kohana</text:span> na <text:span text:style-name="T1">cs50-kohana: mv kohana cs50-kohana</text:span></text:p>
      <text:p text:style-name="P3">5)<text:span text:style-name="T1"> </text:span>cd cs50-kohana</text:p>
      <text:p text:style-name="P3">6) prawa dostępu: <text:span text:style-name="T1">chmod a+w </text:span><text:s/>application/logs applications/cache</text:p>
      <text:p text:style-name="P3">7) prawa dostępu: <text:span text:style-name="T1">chmod a+x </text:span><text:s/>application/logs applications/cache</text:p>
      <text:p text:style-name="P4">8) zmiana nazwy:<text:span text:style-name="T1"> mv</text:span> install.php instaled.php</text:p>
      <text:p text:style-name="P4"/>
      <text:p text:style-name="P4">9) <text:s text:c="2"/>bootstrap.php: zmiana <text:span text:style-name="T1"><text:s/>date_default_timezone_set</text:span>(‘<text:span text:style-name="T14">Europe</text:span>/Warsaw’); //check?</text:p>
      <text:p text:style-name="P4">10) bootstrap.php: zmiana Kohana::init(array(</text:p>
      <text:p text:style-name="P4"><text:tab/><text:tab/><text:tab/><text:tab/><text:tab/><text:tab/><text:tab/> <text:s text:c="2"/>|‘base_url’ <text:s/>=&gt; <text:span text:style-name="T1">‘/cs50-kohana/’</text:span>));</text:p>
      <text:p text:style-name="P4"/>
      <text:p text:style-name="P4"><text:tab/><text:tab/><text:tab/><text:tab/>“<text:span text:style-name="T48">I think that should fixe</text:span><text:span text:style-name="T49">d</text:span><text:span text:style-name="T48">” – </text:span><text:span text:style-name="T49">Brandon Liu</text:span></text:p>
      <text:p text:style-name="P4"/>
      <text:p text:style-name="P6">CONTROLLER</text:p>
      <text:p text:style-name="P4">11) w kontrolerze Wellcome.php</text:p>
      <text:p text:style-name="P4">public function action_echo(){</text:p>
      <text:p text:style-name="P4"><text:tab/><text:span text:style-name="T12">$message = $this→request→param(‘id’);</text:span></text:p>
      <text:p text:style-name="P5"><text:tab/><text:span text:style-name="T13">$this→response→body(</text:span></text:p>
      <text:p text:style-name="P5"><text:span text:style-name="T13"><text:tab/><text:tab/>“You said: <text:s/>” <text:s/></text:span><text:span text:style-name="T2">.</text:span><text:span text:style-name="T13"> <text:s/>$message);</text:span></text:p>
      <text:p text:style-name="P4">}</text:p>
      <text:p text:style-name="P4"/>
      <text:p text:style-name="P8"><text:span text:style-name="T8">12) dostęp do zasobu poprzez:</text:span><text:span text:style-name="T15"> </text:span><text:a xlink:type="simple" xlink:href="http://localhost/cs50-kohana/index.php/welcome/echo/parametr_id_do_przekazania" text:style-name="Internet_20_link" text:visited-style-name="Visited_20_Internet_20_Link">http://localhost/cs50-kohana/index.php/welcome/echo/</text:a><text:a xlink:type="simple" xlink:href="http://localhost/cs50-kohana/index.php/welcome/echo/parametr_id_do_przekazania" text:style-name="Internet_20_link" text:visited-style-name="Visited_20_Internet_20_Link"><text:span text:style-name="T16">parametr_id_do_przekazania</text:span></text:a></text:p>
      <text:p text:style-name="P25">13) cp example.htaccess .htaccess</text:p>
      <text:p text:style-name="P9"><text:span text:style-name="T15">14) edit </text:span><text:span text:style-name="T17">.htaccess</text:span><text:span text:style-name="T15">: dopisać:</text:span></text:p>
      <text:p text:style-name="P9"><text:span text:style-name="T15"><text:tab/></text:span><text:span text:style-name="T17">RewriteRule .* index.php/$0 [PT]</text:span></text:p>
      <text:p text:style-name="P26">– $0 dotyczy wszystkiego co pasuje wcześniej</text:p>
      <text:p text:style-name="P26">- $0 refers to whatever was matchedpreviously</text:p>
      <text:p text:style-name="P9"><text:span text:style-name="T15"><text:tab/></text:span><text:span text:style-name="T17">RewriteBase /</text:span><text:span text:style-name="T18">cs50-kohana</text:span><text:span text:style-name="T19">/</text:span></text:p>
      <text:p text:style-name="P26"/>
      <text:p text:style-name="P27">SQL</text:p>
      <text:p text:style-name="P10"><text:span text:style-name="T20">15) </text:span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T57">CREATE</text:span></text:a><text:span text:style-name="T58"> </text:span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T57">TABLE</text:span></text:a><text:span text:style-name="T58"> </text:span><text:span text:style-name="T59">`brandonliu`.`kohana_post`</text:span><text:span text:style-name="T58"> </text:span></text:p>
      <text:p text:style-name="P10"><text:span text:style-name="T59">(</text:span><text:span text:style-name="T58"> </text:span><text:span text:style-name="T59">`author`</text:span><text:span text:style-name="T58"> 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T57">VARCHAR</text:span></text:a><text:span text:style-name="T59">(255)</text:span><text:span text:style-name="T58"> 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T57">NOT</text:span></text:a><text:span text:style-name="T58"> </text:span><text:span text:style-name="T59">NULL</text:span><text:span text:style-name="T58"> </text:span><text:span text:style-name="T59">,</text:span><text:span text:style-name="T58"> </text:span></text:p>
      <text:p text:style-name="P10"><text:span text:style-name="T59"><text:s text:c="2"/>`body`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T57">TEXT</text:span></text:a><text:span text:style-name="T58"> 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T57">NOT</text:span></text:a><text:span text:style-name="T58"> </text:span><text:span text:style-name="T59">NULL</text:span><text:span text:style-name="T58"> </text:span><text:span text:style-name="T59">)</text:span><text:span text:style-name="T58"> </text:span></text:p>
      <text:p text:style-name="P10"><text:span text:style-name="T59"><text:s text:c="3"/>ENGINE</text:span><text:span text:style-name="T58"> </text:span><text:span text:style-name="T59">=</text:span><text:span text:style-name="T58"> </text:span><text:span text:style-name="T59">InnoDB;</text:span><text:span text:style-name="T21"> </text:span></text:p>
      <text:p text:style-name="P28"/>
      <text:p text:style-name="P29">16) konfiguracja kohana:</text:p>
      <text:p text:style-name="P29"><text:tab/>modules/database/config/database.php</text:p>
      <text:p text:style-name="P11"><text:span text:style-name="T21"><text:tab/>→</text:span><text:span text:style-name="T26"> </text:span><text:span text:style-name="T43">application/config/database.php</text:span></text:p>
      <text:p text:style-name="P23"><text:span text:style-name="T26"><text:tab/><text:tab/>z</text:span><text:span text:style-name="T21">mienic typ na MySQLI</text:span></text:p>
      <text:p text:style-name="P29"/>
      <text:p text:style-name="P30"/>
      <text:p text:style-name="P30"><text:soft-page-break/>17) create new model: application/classes/Model/Post.php:</text:p>
      <text:p text:style-name="P30"><text:tab/>class Model_Post extends ORM{</text:p>
      <text:p text:style-name="P30">}</text:p>
      <text:p text:style-name="P15"><text:span text:style-name="T21">18) create new controller : application/classes/Controller/</text:span><text:span text:style-name="T34">Blog.php</text:span></text:p>
      <text:p text:style-name="P30"><text:tab/>&lt;?php defined(‘SYSPATH’) or die(‘No direct script access.’);</text:p>
      <text:p text:style-name="P15"><text:span text:style-name="T21"><text:tab/>class </text:span><text:span text:style-name="T34">Controller_Blog</text:span><text:span text:style-name="T21"> extends Controller {</text:span></text:p>
      <text:p text:style-name="P30"><text:tab/><text:tab/>public function action_index(){</text:p>
      <text:p text:style-name="P15"><text:span text:style-name="T21"><text:tab/><text:tab/><text:tab/></text:span><text:span text:style-name="T22">$posts = </text:span><text:span text:style-name="T35">ORM::factory(‘Post’)→find_all()</text:span><text:span text:style-name="T36">;</text:span></text:p>
      <text:p text:style-name="P35"><draw:custom-shape text:anchor-type="paragraph" draw:z-index="1" draw:name="Kształt1" draw:style-name="gr2" draw:text-style-name="P72" svg:width="12.701cm" svg:height="1.756cm" svg:x="1.081cm" svg:y="0.425cm"><text:p/><draw:enhanced-geometry svg:viewBox="0 0 21600 21600" draw:type="rectangle" draw:enhanced-path="M 0 0 L 21600 0 21600 21600 0 21600 0 0 Z N"/></draw:custom-shape></text:p>
      <text:p text:style-name="P19"><text:span text:style-name="T23"><text:tab/><text:tab/></text:span><text:span text:style-name="T63">/*za pomocą metody </text:span><text:span text:style-name="T64">find_all() </text:span><text:span text:style-name="T63">pobieramy</text:span></text:p>
      <text:p text:style-name="P63"><text:tab/><text:tab/>wszystkie rekordy z modelu Post do zmiennej $posts</text:p>
      <text:p text:style-name="P24"><text:span text:style-name="T10"><text:tab/>WAZNE!!! <text:s/></text:span><text:span text:style-name="T11">nazwa modelu = nazwa tabeli</text:span><text:span text:style-name="T10"> w phpMyAdmin</text:span><text:span text:style-name="T9">*/</text:span></text:p>
      <text:p text:style-name="P63"/>
      <text:p text:style-name="P15"><text:span text:style-name="T21"><text:tab/><text:tab/><text:tab/></text:span><text:span text:style-name="T34">$this→response→body($posts[0]→body);</text:span></text:p>
      <text:p text:style-name="P15"><text:span text:style-name="T21"><text:tab/><text:tab/><text:tab/><text:tab/><text:tab/>/</text:span><text:span text:style-name="T40">*</text:span><text:span text:style-name="T41">zwraca body pierwszego postu</text:span><text:span text:style-name="T40">*/</text:span></text:p>
      <text:p text:style-name="P30"><text:tab/><text:tab/><text:tab/>}</text:p>
      <text:p text:style-name="P30"><text:tab/><text:tab/>}</text:p>
      <text:p text:style-name="P30"/>
      <text:p text:style-name="P31">19) create post in SQL:</text:p>
      <text:p text:style-name="P31"/>
      <text:p text:style-name="P20"><text:span text:style-name="T21">insert into brandonliu.kohana_post (</text:span><text:span text:style-name="T24">`author`, `body`</text:span><text:span text:style-name="T21">) </text:span><text:span text:style-name="T24">values (‘pawlaty’, ‘’first post);</text:span></text:p>
      <text:p text:style-name="P32"/>
      <text:p text:style-name="P21"><text:span text:style-name="T24">2</text:span><text:span text:style-name="T21">0) </text:span><text:span text:style-name="T34">bootstrap.php</text:span><text:span text:style-name="T21"> odblokować mod</text:span><text:span text:style-name="T25">uł</text:span><text:span text:style-name="T21">y:</text:span></text:p>
      <text:p text:style-name="P33">- orm</text:p>
      <text:p text:style-name="P33">- database</text:p>
      <text:p text:style-name="P33"/>
      <text:p text:style-name="P33"/>
      <text:p text:style-name="P22"><text:span text:style-name="T21">21) plik PDO.php</text:span><text:span text:style-name="T34"> w załączniku </text:span><text:span text:style-name="T21">error:</text:span></text:p>
      <text:h text:style-name="P1" text:outline-level="1"><text:span text:style-name="T21">Kohana_Exception [ 0 ]: Database method list_columns is not supported by Kohana_Database_PDO – </text:span><text:span text:style-name="T28">patrz p 16 </text:span></text:h>
      <text:h text:style-name="P1" text:outline-level="1"><text:span text:style-name="T28">(konfig </text:span><text:span text:style-name="T29">→</text:span><text:span text:style-name="T26"> </text:span><text:span text:style-name="T43">application/config/database.php </text:span><text:span text:style-name="T46"><text:tab/>z</text:span><text:span text:style-name="T45">mienic typ na MySQLI</text:span><text:span text:style-name="T28"> )</text:span></text:h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VIEW</text:p>
      <text:p text:style-name="P40"/>
      <text:p text:style-name="P16"><text:span text:style-name="T21">22) <text:s/>do</text:span><text:span text:style-name="T34"> blog.php</text:span><text:span text:style-name="T21"> dołączamy</text:span><text:span text:style-name="T34"> widok</text:span><text:span text:style-name="T21"> do action_index w którym bindujemy </text:span><text:span text:style-name="T34">posts</text:span></text:p>
      <text:p text:style-name="P40"><text:tab/><text:tab/></text:p>
      <text:p text:style-name="P12"><text:span text:style-name="T21"><text:tab/><text:tab/>$view = View::</text:span><text:span text:style-name="T42">factory</text:span><text:span text:style-name="T21">(‘</text:span><text:span text:style-name="T40">blog/index</text:span><text:span text:style-name="T21">’)→</text:span><text:span text:style-name="T42">bind</text:span><text:span text:style-name="T21">(‘</text:span><text:span text:style-name="T40">posts</text:span><text:span text:style-name="T21">’, $posts)</text:span></text:p>
      <text:p text:style-name="P36"/>
      <text:p text:style-name="P18"><text:span text:style-name="T34">2</text:span><text:span text:style-name="T38">3</text:span><text:span text:style-name="T34">) sets the view as the response</text:span></text:p>
      <text:p text:style-name="P18"><text:span text:style-name="T37"><text:tab/><text:tab/></text:span><text:span text:style-name="T27">$this→response→body(</text:span><text:span text:style-name="T38">$view</text:span><text:span text:style-name="T27">);</text:span></text:p>
      <text:p text:style-name="P41"/>
      <text:p text:style-name="P17"><text:span text:style-name="T21">2</text:span><text:span text:style-name="T30">4</text:span><text:span text:style-name="T21">) tworzymy w katalogu</text:span><text:span text:style-name="T34"> view</text:span><text:span text:style-name="T21"> kat. </text:span><text:span text:style-name="T34">Blog</text:span><text:span text:style-name="T21"> a w nim </text:span><text:span text:style-name="T34">index.php</text:span></text:p>
      <text:p text:style-name="Standard"><text:tab/><text:tab/>&lt;h2&gt;My list of posts&lt;/h2&gt;</text:p>
      <text:p text:style-name="Standard"><text:tab/><text:tab/>&lt;?<text:span text:style-name="T62">php</text:span> foreach($posts as $p): ?&gt;</text:p>
      <text:p text:style-name="Standard"><text:tab/><text:tab/><text:tab/>&lt;hr /&gt;</text:p>
      <text:p text:style-name="Standard"><text:tab/><text:tab/><text:tab/>&lt;h4&gt;&lt;?<text:span text:style-name="T62">php</text:span> = $p-&gt;author ?&gt;&lt;/h4&gt;</text:p>
      <text:p text:style-name="Standard"><text:tab/><text:tab/><text:tab/>&lt;p&gt;&lt;?<text:span text:style-name="T62">php</text:span> = $p-&gt;body?&gt;&lt;/p&gt;</text:p>
      <text:p text:style-name="Standard"><text:tab/><text:tab/>&lt;?<text:span text:style-name="T62">php</text:span> endforeach;?&gt;</text:p>
      <text:p text:style-name="P70"><draw:custom-shape text:anchor-type="paragraph" draw:z-index="0" draw:name="Kształt1" draw:style-name="gr1" draw:text-style-name="P72" svg:width="17.675cm" svg:height="3.917cm" svg:x="-0.109cm" svg:y="0.584cm"><text:p/><draw:enhanced-geometry svg:viewBox="0 0 21600 21600" draw:type="rectangle" draw:enhanced-path="M 0 0 L 21600 0 21600 21600 0 21600 0 0 Z N"/></draw:custom-shape></text:p>
      <text:p text:style-name="P37"/>
      <text:p text:style-name="P13"><text:span text:style-name="T27"><text:tab/><text:tab/><text:tab/><text:tab/><text:tab/><text:tab/>!!!</text:span><text:span text:style-name="T31">SOLUTION!!! </text:span></text:p>
      <text:p text:style-name="P14"><text:span text:style-name="T21"><text:tab/>Jeżeli </text:span><text:span text:style-name="T47">nie wykrywa zmiennych albo wyskakują błędy w kodzie</text:span></text:p>
      <text:p text:style-name="P14"><text:span text:style-name="T47"><text:tab/>trzeba sprawdzić krótkie tagi</text:span><text:span text:style-name="T21"> short_open_tag = on </text:span><text:span text:style-name="T47">w php.ini serwera</text:span></text:p>
      <text:p text:style-name="P42"><text:tab/><text:tab/><text:tab/>zapis &lt;?= $zmienna; ?&gt; może nie dzaiłać</text:p>
      <text:p text:style-name="P42"><text:tab/><text:tab/>– trzeba urzyć noramalnego zapisu: &lt;?php echo $zmienna;?&gt;</text:p>
      <text:p text:style-name="P71"/>
      <text:p text:style-name="P42"/>
      <text:p text:style-name="P43">25) <text:span text:style-name="T1">Dodawanie nowego posta do DB:</text:span></text:p>
      <text:p text:style-name="P43">- W Controller_Blog:</text:p>
      <text:p text:style-name="P43"><text:tab/>public function action_new(){</text:p>
      <text:p text:style-name="P43"><text:tab/><text:tab/><text:span text:style-name="T48">//</text:span><text:span text:style-name="T50">jeżeli jest ustawiona <text:s/>tablica </text:span><text:span text:style-name="T55">post --</text:span><text:span text:style-name="T50"> mozemy utworzyć nowy post</text:span></text:p>
      <text:p text:style-name="P51"><text:tab/><text:tab/><text:span text:style-name="T66">if($_POST){</text:span></text:p>
      <text:p text:style-name="P51"><text:span text:style-name="T66"><text:tab/><text:tab/><text:tab/></text:span><text:span text:style-name="T50">//again, we just do this</text:span></text:p>
      <text:p text:style-name="P51"><text:span text:style-name="T50"><text:tab/><text:tab/></text:span><text:span text:style-name="T66">$post = ORM::factory(‘Post’);</text:span></text:p>
      <text:p text:style-name="P51"><text:tab/><text:tab/><text:tab/><text:span text:style-name="T48">//</text:span><text:span text:style-name="T50">sets fields like this</text:span></text:p>
      <text:p text:style-name="P51"><text:tab/><text:tab/><text:span text:style-name="T66">$post→author = $_POST[‘author’];</text:span></text:p>
      <text:p text:style-name="P51"><text:tab/><text:tab/><text:span text:style-name="T66">$post→body <text:s text:c="2"/>= <text:s/>$_POST[‘body’];</text:span></text:p>
      <text:p text:style-name="P51"><text:tab/><text:tab/><text:tab/><text:span text:style-name="T48">//</text:span><text:span text:style-name="T50">and we’re going to save this</text:span></text:p>
      <text:p text:style-name="P51"><text:tab/><text:tab/><text:span text:style-name="T66">$post-&gt;save();</text:span></text:p>
      <text:p text:style-name="P51"><text:tab/><text:tab/><text:tab/><text:span text:style-name="T48">//</text:span><text:span text:style-name="T50">and redirect to index page</text:span></text:p>
      <text:p text:style-name="P51"><text:tab/><text:tab/><text:span text:style-name="T66">$this→redirect(‘blog/index’);</text:span></text:p>
      <text:p text:style-name="P51"><text:span text:style-name="T66"><text:tab/><text:tab/>}</text:span></text:p>
      <text:p text:style-name="P43"><text:tab/><text:tab/>$view = View::factory(‘blog/new’);</text:p>
      <text:p text:style-name="P43"><text:tab/><text:tab/>$this→response→body($view);</text:p>
      <text:p text:style-name="P43"><text:tab/>}</text:p>
      <text:p text:style-name="P43"><text:soft-page-break/>26) <text:span text:style-name="T71">w</text:span>idok: application/view/blog/new.php:</text:p>
      <text:p text:style-name="P43"><text:tab/>&lt;h2&gt; Add new post&lt;/h2&gt;</text:p>
      <text:p text:style-name="P43"><text:tab/>&lt;?php</text:p>
      <text:p text:style-name="P43"><text:tab/>echo Form::open();</text:p>
      <text:p text:style-name="P43"><text:tab/>echo Form::label(‘author’,’Author’);</text:p>
      <text:p text:style-name="P43"><text:tab/>echo Form::input(‘author’);</text:p>
      <text:p text:style-name="P43"><text:tab/>echo Form::label(‘body’,’Post body’);</text:p>
      <text:p text:style-name="P43"><text:tab/>echo Form::textarea(‘body’);</text:p>
      <text:p text:style-name="P43"><text:tab/>echo Form::submit(submit’,’Submit Post’);</text:p>
      <text:p text:style-name="P43"><text:tab/>echo Form::close();</text:p>
      <text:p text:style-name="P43"><text:tab/>?&gt;</text:p>
      <text:p text:style-name="P49">27)<text:span text:style-name="T1"> VALIDACJA</text:span></text:p>
      <text:p text:style-name="P38"><text:span text:style-name="T68">–</text:span> <text:span text:style-name="T69">w modelu:</text:span><text:span text:style-name="T67"> class Model_Post extends ORM</text:span><text:span text:style-name="T69">{</text:span></text:p>
      <text:p text:style-name="P38"><text:span text:style-name="T69"><text:tab/><text:tab/><text:tab/>public function rules(){</text:span></text:p>
      <text:p text:style-name="P38"><text:span text:style-name="T69"><text:tab/><text:tab/><text:tab/><text:tab/>return array(</text:span></text:p>
      <text:p text:style-name="P38"><text:span text:style-name="T69"><text:tab/><text:tab/><text:tab/><text:tab/><text:tab/><text:tab/>‘author’ =&gt; array(</text:span></text:p>
      <text:p text:style-name="P38"><text:span text:style-name="T69"><text:tab/><text:tab/><text:tab/><text:tab/><text:tab/><text:tab/><text:tab/><text:tab/><text:tab/>array(</text:span></text:p>
      <text:p text:style-name="P38"><text:span text:style-name="T69"><text:tab/><text:tab/><text:tab/><text:tab/><text:tab/><text:tab/><text:tab/><text:tab/><text:tab/><text:tab/>‘not_empty’</text:span></text:p>
      <text:p text:style-name="P38"><text:span text:style-name="T69"><text:tab/><text:tab/><text:tab/><text:tab/><text:tab/><text:tab/><text:tab/><text:tab/><text:tab/><text:tab/>);</text:span></text:p>
      <text:p text:style-name="P38"><text:span text:style-name="T69"><text:tab/><text:tab/><text:tab/><text:tab/><text:tab/><text:tab/><text:tab/><text:tab/> <text:s text:c="6"/>);</text:span></text:p>
      <text:p text:style-name="P38"><text:span text:style-name="T69"><text:tab/><text:tab/><text:tab/><text:tab/><text:tab/><text:tab/>‘body’ =&gt; array(</text:span></text:p>
      <text:p text:style-name="P38"><text:span text:style-name="T69"><text:tab/><text:tab/><text:tab/><text:tab/><text:tab/><text:tab/><text:tab/><text:tab/><text:tab/>array(</text:span></text:p>
      <text:p text:style-name="P38"><text:span text:style-name="T69"><text:tab/><text:tab/><text:tab/><text:tab/><text:tab/><text:tab/><text:tab/><text:tab/><text:tab/><text:tab/>‘not_empty’</text:span></text:p>
      <text:p text:style-name="P38"><text:span text:style-name="T69"><text:tab/><text:tab/><text:tab/><text:tab/><text:tab/><text:tab/><text:tab/><text:tab/><text:tab/><text:tab/>);</text:span></text:p>
      <text:p text:style-name="P38"><text:span text:style-name="T69"><text:tab/><text:tab/><text:tab/><text:tab/><text:tab/><text:tab/><text:tab/><text:tab/> <text:s text:c="3"/>);</text:span></text:p>
      <text:p text:style-name="P38"><text:span text:style-name="T69"><text:tab/><text:tab/><text:tab/><text:tab/><text:tab/>);</text:span></text:p>
      <text:p text:style-name="P38"><text:span text:style-name="T69"><text:tab/><text:tab/><text:tab/>}<text:tab/></text:span></text:p>
      <text:p text:style-name="P44"><text:span text:style-name="T67"><text:tab/><text:tab/>}</text:span></text:p>
      <text:p text:style-name="P44">– <text:span text:style-name="T51">definujemy tablicę assocjacyjną z zasadami określającymi walidację</text:span></text:p>
      <text:p text:style-name="P53"><text:span text:style-name="T67"><text:s text:c="3"/>określonych części posta</text:span></text:p>
      <text:p text:style-name="P53"/>
      <text:p text:style-name="P53">– <text:span text:style-name="T70">od tej chwili bedzie wywalać error przy próbie zapodania pustego posta</text:span></text:p>
      <text:p text:style-name="P53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0"><text:soft-page-break/><text:span text:style-name="T48">28) </text:span><text:span text:style-name="T54">przyjazny error</text:span><text:span text:style-name="T48"> <text:s/></text:span><text:span text:style-name="T52">w</text:span><text:span text:style-name="T65"> Controller_Blog:</text:span></text:p>
      <text:p text:style-name="P45"><text:tab/>public function action_new(){</text:p>
      <text:p text:style-name="P45"><text:tab/><text:tab/><text:tab/><text:span text:style-name="T50">//</text:span><text:span text:style-name="T52">bindowanie zmiennej eroor do vidoku</text:span></text:p>
      <text:p text:style-name="P52"><text:tab/><text:tab/><text:span text:style-name="T66">if($_POST){</text:span></text:p>
      <text:p text:style-name="P52"><text:span text:style-name="T66"><text:tab/><text:tab/><text:tab/> <text:s text:c="3"/></text:span><text:span text:style-name="T56">try{</text:span></text:p>
      <text:p text:style-name="P52"><text:span text:style-name="T50"><text:tab/><text:tab/><text:tab/><text:tab/></text:span><text:span text:style-name="T66">$post = ORM::factory(‘Post’);</text:span><text:tab/><text:tab/><text:tab/></text:p>
      <text:p text:style-name="P52"><text:tab/><text:tab/><text:tab/><text:tab/><text:span text:style-name="T66">$post→author = $_POST[‘author’];</text:span></text:p>
      <text:p text:style-name="P52"><text:tab/><text:tab/><text:tab/><text:tab/><text:span text:style-name="T66">$post→body <text:s text:c="2"/>= <text:s/>$_POST[‘body’];</text:span></text:p>
      <text:p text:style-name="P52"><text:tab/><text:tab/><text:tab/><text:tab/><text:span text:style-name="T66">$post-&gt;save();</text:span></text:p>
      <text:p text:style-name="P52"><text:tab/><text:tab/><text:tab/><text:tab/><text:span text:style-name="T66">$this→redirect(‘blog/index’);</text:span></text:p>
      <text:p text:style-name="P52"><text:tab/><text:tab/><text:tab/> <text:s text:c="2"/><text:span text:style-name="T1"><text:s text:c="2"/></text:span><text:span text:style-name="T3">} catch (ORM_Validation_Exception $e) {</text:span></text:p>
      <text:p text:style-name="P52"><text:span text:style-name="T3"><text:tab/><text:tab/><text:tab/> <text:s text:c="4"/><text:tab/>$errors = $e→errors(‘model’);</text:span></text:p>
      <text:p text:style-name="P52"><text:span text:style-name="T3"><text:tab/><text:tab/><text:tab/> <text:s text:c="4"/>}</text:span></text:p>
      <text:p text:style-name="P52"><text:span text:style-name="T66"><text:tab/><text:tab/>}</text:span></text:p>
      <text:p text:style-name="P47"><text:tab/><text:tab/>$view = View::factory(‘blog/new’)<text:span text:style-name="T1">→</text:span><text:span text:style-name="T3"> bind(‘errors’, $errors)</text:span></text:p>
      <text:p text:style-name="P47"><text:span text:style-name="T3"><text:tab/> →</text:span><text:span text:style-name="T5"> bind(‘values’, $_POST)</text:span>; //<text:span text:style-name="T75">aby nie tracić wartości </text:span><text:span text:style-name="T77">przy submitowaniu</text:span></text:p>
      <text:p text:style-name="P45"><text:tab/><text:tab/>$this→response→body($view);</text:p>
      <text:p text:style-name="P54"><text:tab/>}</text:p>
      <text:p text:style-name="P54"/>
      <text:p text:style-name="P59">2<text:span text:style-name="T72">9</text:span>) <text:span text:style-name="T1">przyjazny error </text:span><text:s/><text:span text:style-name="T72">w view/blog/new.php</text:span></text:p>
      <text:p text:style-name="P59"/>
      <text:p text:style-name="P46">&lt;h2&gt; Add new post&lt;/h2&gt;</text:p>
      <text:p text:style-name="P46"/>
      <text:p text:style-name="P39">&lt;? if($errors): ?&gt;</text:p>
      <text:p text:style-name="P39"><text:tab/>&lt;ul&gt;</text:p>
      <text:p text:style-name="P39"><text:tab/><text:tab/>&lt;? foreach($errors as $error): ?&gt;</text:p>
      <text:p text:style-name="P39"><text:tab/><text:tab/><text:tab/>&lt;li&gt;&lt;?= $error ?&gt;&lt;/li&gt;</text:p>
      <text:p text:style-name="P39"><text:tab/><text:tab/>&lt;? endforeach;?&gt;</text:p>
      <text:p text:style-name="P39"><text:tab/>&lt;/ul&gt;</text:p>
      <text:p text:style-name="P39">&lt;? endif; ?&gt;</text:p>
      <text:p text:style-name="P46"><text:tab/>&lt;?php</text:p>
      <text:p text:style-name="P46"><text:tab/>echo Form::open();</text:p>
      <text:p text:style-name="P46"><text:tab/>echo Form::label(‘author’, <text:s text:c="3"/>’Author’);</text:p>
      <text:p text:style-name="P48"><text:tab/>echo Form::input(‘author’<text:span text:style-name="T1">, <text:s/></text:span><text:span text:style-name="T7">$values[‘author’]); </text:span><text:span text:style-name="T53">// zamiana na:</text:span></text:p>
      <text:p text:style-name="P48"><text:span text:style-name="T7"><text:tab/><text:tab/><text:tab/><text:tab/></text:span><text:span text:style-name="T1"><text:tab/> // </text:span><text:span text:style-name="T79">Arr::get(</text:span><text:span text:style-name="T5">$values, ‘author’</text:span><text:span text:style-name="T76">)</text:span><text:span text:style-name="T80">)</text:span>;</text:p>
      <text:p text:style-name="P46"><text:tab/>echo Form::label(‘body’, <text:s text:c="6"/>’Post body’);</text:p>
      <text:p text:style-name="P48"><text:tab/>echo Form::textarea(‘body’<text:span text:style-name="T1">, </text:span><text:span text:style-name="T7">$values[‘body’]); <text:s/></text:span><text:span text:style-name="T53">// zamiana na:</text:span></text:p>
      <text:p text:style-name="P48"><text:span text:style-name="T1"><text:tab/><text:tab/><text:tab/><text:tab/><text:tab/> <text:s text:c="2"/>// </text:span><text:span text:style-name="T79">Arr::get(</text:span><text:span text:style-name="T5">$values, ‘body’</text:span><text:span text:style-name="T76">)</text:span><text:span text:style-name="T80">)</text:span>;</text:p>
      <text:p text:style-name="P46"><text:tab/>echo Form::submit(submit’, <text:s/>’Submit Post’);</text:p>
      <text:p text:style-name="P46"><text:tab/>echo Form::close();</text:p>
      <text:p text:style-name="P55"><text:tab/>?&gt;</text:p>
      <text:p text:style-name="P55"/>
      <text:p text:style-name="P55"/>
      <text:p text:style-name="P55"/>
      <text:p text:style-name="P56"><text:span text:style-name="T1"/></text:p>
      <text:p text:style-name="P62"><text:soft-page-break/><text:span text:style-name="T73">30) </text:span><text:bookmark text:name="firstHeading"/><text:span text:style-name="T60">Cross-site scripting – </text:span><text:span text:style-name="T61">zabezpieczenia</text:span></text:p>
      <text:p text:style-name="P64"><text:span text:style-name="T32">view/blog/</text:span><text:span text:style-name="T34">index.php</text:span></text:p>
      <text:p text:style-name="P68"><text:tab/><text:tab/>&lt;h2&gt;My list of posts&lt;/h2&gt;</text:p>
      <text:p text:style-name="P68"><text:tab/><text:tab/>&lt;?<text:span text:style-name="T62">php</text:span> foreach($posts as $p): ?&gt;</text:p>
      <text:p text:style-name="P68"><text:tab/><text:tab/><text:tab/>&lt;hr /&gt;</text:p>
      <text:p text:style-name="P68"><text:tab/><text:tab/><text:tab/>&lt;h4&gt;&lt;?<text:span text:style-name="T62">php</text:span>=<text:span text:style-name="T1"> </text:span><text:span text:style-name="T4">HTML::entities</text:span><text:span text:style-name="T74">($p→</text:span>author<text:span text:style-name="T74">)</text:span> ?&gt;&lt;/h4&gt;</text:p>
      <text:p text:style-name="P68"><text:tab/><text:tab/><text:tab/>&lt;p&gt;&lt;?<text:span text:style-name="T62">php</text:span>= <text:span text:style-name="T4">HTML::entities</text:span><text:span text:style-name="T74">($p→</text:span>body<text:span text:style-name="T74">)</text:span>?&gt;&lt;/p&gt;</text:p>
      <text:p text:style-name="P68"><text:tab/><text:tab/>&lt;?<text:span text:style-name="T62">php</text:span> endforeach;?&gt;</text:p>
      <text:p text:style-name="P68"/>
      <text:p text:style-name="P69">32) <text:span text:style-name="T1">załącznie CSS</text:span></text:p>
      <text:p text:style-name="P69"><text:span text:style-name="T1"><text:tab/>– create a new folder were we dump all our css files</text:span></text:p>
      <text:p text:style-name="P69"><text:span text:style-name="T1"><text:tab/>– and the we’d also <text:s/>add a new template</text:span></text:p>
      <text:p text:style-name="P69"><text:span text:style-name="T1"><text:tab/>– In the template we’s include those CSS files</text:span></text:p>
      <text:p text:style-name="P69"><text:span text:style-name="T1"><text:tab/>– to make sure they’re referenced on evry single page</text:span></text:p>
      <text:p text:style-name="P69"><text:span text:style-name="T1"><text:tab/>– przy wczytywaniu html’a <text:s/>przywłaszcza sobie te pliki</text:span></text:p>
      <text:p text:style-name="P65"/>
      <text:p text:style-name="P65">33) LINK <text:span text:style-name="T75">w widoku:</text:span></text:p>
      <text:p text:style-name="P65"><text:tab/><text:span text:style-name="T5">&lt;?= HTML::anchor(‘</text:span><text:span text:style-name="T75">blog/new</text:span><text:span text:style-name="T5">’, ‘</text:span><text:span text:style-name="T75">post a new blog!</text:span><text:span text:style-name="T5">’) ?&gt;</text:span></text:p>
      <text:p text:style-name="P65"><text:span text:style-name="T5"/></text:p>
      <text:p text:style-name="P66"><text:span text:style-name="T1"/></text:p>
      <text:p text:style-name="P60"><text:span text:style-name="T1">34) aby nie tracić treści przy submitowaiu gdy wywali error:</text:span></text:p>
      <text:p text:style-name="P60">– jak wyżej: przypisać wartość pola do tablicy</text:p>
      <text:p text:style-name="P60">– w kontrolerze: <text:s text:c="5"/><text:span text:style-name="T65">$view = View::factory(‘blog/new’)</text:span><text:span text:style-name="T6">→</text:span><text:span text:style-name="T3"> bind(‘errors’, $errors)</text:span></text:p>
      <text:p text:style-name="P57"><text:span text:style-name="T3"><text:tab/> →</text:span><text:span text:style-name="T5"> bind(‘values’, $_POST)</text:span>; //<text:span text:style-name="T75">aby nie tracić wartości </text:span><text:span text:style-name="T77">przy submitowaniu</text:span></text:p>
      <text:p text:style-name="P61"><text:span text:style-name="T1"/></text:p>
      <text:p text:style-name="P61"><text:span text:style-name="T1">pojawia się problem przy: very first time bo zmienna post nie istnieje</text:span></text:p>
      <text:p text:style-name="P61"><draw:custom-shape text:anchor-type="paragraph" draw:z-index="2" draw:name="Kształt1" draw:style-name="gr3" draw:text-style-name="P72" svg:width="13.944cm" svg:height="6.483cm" svg:x="-0.506cm" svg:y="0.169cm"><text:p/><draw:enhanced-geometry svg:viewBox="0 0 21600 21600" draw:type="rectangle" draw:enhanced-path="M 0 0 L 21600 0 21600 21600 0 21600 0 0 Z N"/></draw:custom-shape><text:span text:style-name="T1"/></text:p>
      <text:p text:style-name="P61"><text:span text:style-name="T1"><text:tab/><text:tab/><text:tab/><text:tab/></text:span><text:span text:style-name="T78">SOLUTION</text:span></text:p>
      <text:p text:style-name="P66"><text:span text:style-name="T1"><text:tab/></text:span></text:p>
      <text:p text:style-name="P48">&lt;?php</text:p>
      <text:p text:style-name="P48"><text:tab/>echo Form::open();</text:p>
      <text:p text:style-name="P48"><text:tab/>echo Form::label(‘author’, <text:s text:c="3"/>’Author’);</text:p>
      <text:p text:style-name="P48"><text:tab/>echo Form::input(‘author’<text:span text:style-name="T1">, <text:s text:c="3"/></text:span><text:span text:style-name="T79">Arr::get(</text:span><text:span text:style-name="T5">$values, ‘author’</text:span><text:span text:style-name="T76">)</text:span><text:span text:style-name="T80">)</text:span>; <text:tab/><text:span text:style-name="T80">← </text:span></text:p>
      <text:p text:style-name="P48"><text:tab/>echo Form::label(‘body’, <text:s text:c="6"/>’Post body’);</text:p>
      <text:p text:style-name="P48"><text:tab/>echo Form::textarea(‘body’<text:span text:style-name="T1">, <text:s/></text:span><text:span text:style-name="T79">Arr::get(</text:span><text:span text:style-name="T5">$values, ‘body’</text:span><text:span text:style-name="T76">)</text:span><text:span text:style-name="T80">)</text:span>;<text:tab/><text:span text:style-name="T81">← </text:span></text:p>
      <text:p text:style-name="P48"><text:tab/>echo Form::submit(submit’, <text:s/>’Submit Post’);</text:p>
      <text:p text:style-name="P48"><text:tab/>echo Form::close();</text:p>
      <text:p text:style-name="P57"><text:span text:style-name="T1">?&gt;</text:span></text:p>
      <text:p text:style-name="P66"><text:span text:style-name="T1"/></text:p>
      <text:p text:style-name="P67">funkcja<text:span text:style-name="T1"> get </text:span>pozyskuje<text:span text:style-name="T1"> key</text:span> z<text:span text:style-name="T1"> $values </text:span>I jeżeli nie istnieje zwraca<text:span text:style-name="T1"> blank</text:span></text:p>
      <text:p text:style-name="P67"><text:span text:style-name="T1"/></text:p>
      <text:p text:style-name="P67"><text:span text:style-name="T1"/></text:p>
      <text:p text:style-name="P67"><text:span text:style-name="T1"/></text:p>
      <text:p text:style-name="P67"><text:span text:style-name="T1"/></text:p>
      <text:p text:style-name="P67"><text:span text:style-name="T1"/></text:p>
      <text:p text:style-name="P67"><text:span text:style-name="T1"/></text:p>
      <text:p text:style-name="P67"><text:span text:style-name="T1"/></text:p>
      <text:p text:style-name="P67"><text:soft-page-break/><text:span text:style-name="T1">35) TEMPLATE</text:span></text:p>
      <text:p text:style-name="P67"><text:span text:style-name="T1"/></text:p>
      <text:p text:style-name="P67">– tworzymy widok template.php:</text:p>
      <text:p text:style-name="P67"><text:tab/>&lt;?= $content ?&gt;</text:p>
      <text:p text:style-name="P67"><text:tab/>&lt;hr/&gt;</text:p>
      <text:p text:style-name="P67"><text:tab/>Copyrighr $copy; BrandonLiu</text:p>
      <text:p text:style-name="P67"/>
      <text:p text:style-name="P67">– w kontrolerze:</text:p>
      <text:p text:style-name="P67">class Controller_Blog extends Controller<text:span text:style-name="T1">_Template</text:span>{}</text:p>
      <text:p text:style-name="P67"/>
      <text:p text:style-name="P67">zamiast: <text:span text:style-name="T33">$this→response→body($view);</text:span></text:p>
      <text:p text:style-name="P67"><text:span text:style-name="T33"><text:tab/></text:span><text:span text:style-name="T39"> <text:s/></text:span><text:span text:style-name="T34">$this → </text:span><text:span text:style-name="T44">template</text:span><text:span text:style-name="T34">→content = $view;</text:span></text:p>
      <text:p text:style-name="P67"><text:span text:style-name="T34">//</text:span><text:span text:style-name="T21">być może </text:span><text:span text:style-name="T34">template</text:span><text:span text:style-name="T21"> to ma być nazwa z </text:span><text:span text:style-name="T34">template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 LibreOffice_project/2b840030fec2aae0fd2658d8d4f9548af4e3518d</meta:generator>
    <dc:date>2019-05-03T21:44:05.923000000</dc:date>
    <meta:editing-duration>PT22H45M21S</meta:editing-duration>
    <meta:editing-cycles>23</meta:editing-cycles>
    <meta:document-statistic meta:table-count="0" meta:image-count="0" meta:object-count="0" meta:page-count="7" meta:paragraph-count="207" meta:word-count="801" meta:character-count="6818" meta:non-whitespace-character-count="5747"/>
  </office:meta>
</office:document-meta>
</file>